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30">
      <style:table-cell-properties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top="none" fo:border-bottom="thin solid #95B3D7" fo:border-left="none" fo:border-right="none" fo:background-color="#DCE6F1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95B3D7" fo:border-bottom="none" fo:border-left="none" fo:border-right="none" style:vertical-align="automatic" fo:background-color="#DCE6F1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7.72583333333333cm" style:use-optimal-column-width="true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7.75229166666667cm"/>
    </style:style>
    <style:style style:name="co6" style:family="table-column">
      <style:table-column-properties fo:break-before="auto" style:column-width="4.89479166666667cm"/>
    </style:style>
    <style:style style:name="co7" style:family="table-column">
      <style:table-column-properties fo:break-before="auto" style:column-width="9.445625cm" style:use-optimal-column-width="true"/>
    </style:style>
    <style:style style:name="co8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3" table:default-cell-style-name="ce5"/>
        <table:table-column table:style-name="co3" table:default-cell-style-name="ce2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2"/>
        <table:table-column table:style-name="co3" table:default-cell-style-name="ce5"/>
        <table:table-column table:style-name="co3" table:default-cell-style-name="ce2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column table:style-name="co1" table:default-cell-style-name="ce1"/>
        <table:table-column table:style-name="co6" table:default-cell-style-name="ce1"/>
        <table:table-column table:style-name="co3" table:default-cell-style-name="ce2"/>
        <table:table-column table:style-name="co1" table:number-columns-repeated="16367" table:default-cell-style-name="ce1"/>
        <table:table-row table:style-name="ro1">
          <table:table-cell office:value-type="string" table:style-name="ce3">
            <text:p>Tracker for Network iTC public review comments on ND cPP &amp; SD v1-1</text:p>
          </table:table-cell>
          <table:table-cell table:style-name="ce3"/>
          <table:table-cell table:style-name="ce2"/>
          <table:table-cell table:style-name="ce5"/>
          <table:table-cell table:style-name="ce2"/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3"/>
          <table:table-cell table:style-name="ce2"/>
          <table:table-cell table:style-name="ce5"/>
          <table:table-cell table:style-name="ce2"/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4">
            <text:p>Taken</text:p>
          </table:table-cell>
          <table:table-cell table:style-name="ce4"/>
          <table:table-cell office:value-type="float" office:value="217" table:formula="of:=COUNT([.A7:.A223])-[.C4]" table:style-name="ce2">
            <text:p>217</text:p>
          </table:table-cell>
          <table:table-cell table:style-name="ce5"/>
          <table:table-cell table:style-name="ce2"/>
          <table:table-cell table:style-name="ce1"/>
          <table:table-cell office:value-type="string" table:style-name="ce4">
            <text:p>Taken</text:p>
          </table:table-cell>
          <table:table-cell table:style-name="ce4"/>
          <table:table-cell office:value-type="float" office:value="20" table:formula="of:=COUNT([.G7:.G200])-[.I4]" table:style-name="ce2">
            <text:p>20</text:p>
          </table:table-cell>
          <table:table-cell table:style-name="ce5"/>
          <table:table-cell table:style-name="ce2"/>
          <table:table-cell table:style-name="ce1"/>
          <table:table-cell office:value-type="string" table:style-name="ce4">
            <text:p>Taken</text:p>
          </table:table-cell>
          <table:table-cell office:value-type="float" office:value="-19" table:formula="of:=COUNT([.M7:.M200])-[.N4]" table:style-name="ce2">
            <text:p>-19</text:p>
          </table:table-cell>
          <table:table-cell table:style-name="ce1"/>
          <table:table-cell office:value-type="string" table:style-name="ce4">
            <text:p>Taken</text:p>
          </table:table-cell>
          <table:table-cell office:value-type="float" office:value="-12" table:formula="of:=COUNT([.P7:.P200])-[.Q4]" table:style-name="ce2">
            <text:p>-12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Open</text:p>
          </table:table-cell>
          <table:table-cell table:style-name="ce4"/>
          <table:table-cell office:value-type="float" office:value="0" table:formula="of:=COUNTBLANK([.C7:.C223])" table:style-name="ce2">
            <text:p>0</text:p>
          </table:table-cell>
          <table:table-cell table:style-name="ce5"/>
          <table:table-cell table:style-name="ce2"/>
          <table:table-cell table:style-name="ce1"/>
          <table:table-cell office:value-type="string" table:style-name="ce4">
            <text:p>Open</text:p>
          </table:table-cell>
          <table:table-cell table:style-name="ce4"/>
          <table:table-cell office:value-type="float" office:value="166" table:formula="of:=COUNTBLANK([.I7:.I172])" table:style-name="ce2">
            <text:p>166</text:p>
          </table:table-cell>
          <table:table-cell table:style-name="ce5"/>
          <table:table-cell table:style-name="ce2"/>
          <table:table-cell table:style-name="ce1"/>
          <table:table-cell office:value-type="string" table:style-name="ce4">
            <text:p>Open</text:p>
          </table:table-cell>
          <table:table-cell office:value-type="float" office:value="19" table:formula="of:=COUNTBLANK([.N7:.N27])" table:style-name="ce2">
            <text:p>19</text:p>
          </table:table-cell>
          <table:table-cell table:style-name="ce1"/>
          <table:table-cell office:value-type="string" table:style-name="ce4">
            <text:p>Open</text:p>
          </table:table-cell>
          <table:table-cell office:value-type="float" office:value="12" table:formula="of:=COUNTBLANK([.Q7:.Q18])" table:style-name="ce2">
            <text:p>12</text:p>
          </table:table-cell>
          <table:table-cell table:number-columns-repeated="16367"/>
        </table:table-row>
        <table:table-row table:style-name="ro1">
          <table:table-cell table:number-columns-repeated="2" table:style-name="ce4"/>
          <table:table-cell table:style-name="ce2"/>
          <table:table-cell table:style-name="ce5"/>
          <table:table-cell table:style-name="ce2"/>
          <table:table-cell table:style-name="ce1"/>
          <table:table-cell table:number-columns-repeated="2" table:style-name="ce4"/>
          <table:table-cell table:style-name="ce2"/>
          <table:table-cell table:style-name="ce5"/>
          <table:table-cell table:style-name="ce2"/>
          <table:table-cell table:style-name="ce1"/>
          <table:table-cell table:style-name="ce4"/>
          <table:table-cell table:style-name="ce2"/>
          <table:table-cell table:style-name="ce1"/>
          <table:table-cell table:style-name="ce4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NDcPP</text:p>
          </table:table-cell>
          <table:table-cell office:value-type="string" table:style-name="ce5">
            <text:p>Section</text:p>
          </table:table-cell>
          <table:table-cell office:value-type="string" table:style-name="ce2">
            <text:p>Coordinator</text:p>
          </table:table-cell>
          <table:table-cell office:value-type="string" table:style-name="ce5">
            <text:p>Triage rating 1</text:p>
          </table:table-cell>
          <table:table-cell office:value-type="string" table:style-name="ce2">
            <text:p>Triage rating 2</text:p>
          </table:table-cell>
          <table:table-cell table:style-name="ce1"/>
          <table:table-cell office:value-type="string" table:style-name="ce1">
            <text:p>NDcPP SD</text:p>
          </table:table-cell>
          <table:table-cell office:value-type="string" table:style-name="ce5">
            <text:p>Section<text:s/></text:p>
          </table:table-cell>
          <table:table-cell office:value-type="string" table:style-name="ce2">
            <text:p>Coordinator</text:p>
          </table:table-cell>
          <table:table-cell office:value-type="string" table:style-name="ce5">
            <text:p>Triage rating 1</text:p>
          </table:table-cell>
          <table:table-cell office:value-type="string" table:style-name="ce5">
            <text:p>Triage rating 2</text:p>
          </table:table-cell>
          <table:table-cell table:style-name="ce1"/>
          <table:table-cell office:value-type="string" table:style-name="ce1">
            <text:p>FW cPP</text:p>
          </table:table-cell>
          <table:table-cell office:value-type="string" table:style-name="ce2">
            <text:p>Coordinator</text:p>
          </table:table-cell>
          <table:table-cell table:style-name="ce1"/>
          <table:table-cell office:value-type="string" table:style-name="ce2">
            <text:p>FW cPP SD</text:p>
          </table:table-cell>
          <table:table-cell office:value-type="string" table:style-name="ce2">
            <text:p>Coordinator</text:p>
          </table:table-cell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5">
            <text:p>FAU_GE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7">
            <text:p>**Note on Triage ratings</text:p>
          </table:table-cell>
          <table:table-cell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5">
            <text:p>Cryptographic Support</text:p>
          </table:table-cell>
          <table:table-cell office:value-type="string" table:style-name="ce2">
            <text:p>MM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8">
            <text:p>Triage ratings are expected to be similar to the severity ratings in the comment form,<text:s/>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5">
            <text:p>Cryptographic Suppor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5">
            <text:p>FPT_F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but are based on the triage reviewer's estimation (based on reading only the comment,<text:s/>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5">
            <text:p>FPT_F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not necessarily reading the affected document text) of whether the comment is trivial<text:s/>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to respond to (=3), likely to take a long time and/or have amajor impact that will need<text:s/>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5">
            <text:p>Protection of the TSF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discussion and review (=1), or in-between, thus requiring some thought but not likely<text:s/>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to need major discussion and review.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5">
            <text:p>FMT_MOF/AutoUpdate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2">
            <text:p>TW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1">
            <text:p>Triage reviewer 1:</text:p>
          </table:table-cell>
          <table:table-cell office:value-type="string" table:style-name="ce2">
            <text:p>Tony Boswell</text:p>
          </table:table-cell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Triage reviewer 1:</text:p>
          </table:table-cell>
          <table:table-cell office:value-type="string" table:style-name="ce2">
            <text:p>Mark Jackson</text:p>
          </table:table-cell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5">
            <text:p>FMT_MOF/Service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5">
            <text:p>Security Management</text:p>
          </table:table-cell>
          <table:table-cell office:value-type="string" table:style-name="ce25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5">
            <text:p>Introduction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1" table:style-name="ce2">
            <text:p>21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5">
            <text:p>Protection of the TSF</text:p>
          </table:table-cell>
          <table:table-cell office:value-type="string" table:style-name="ce23">
            <text:p>TB, 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2" table:style-name="ce2">
            <text:p>22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5">
            <text:p>SPD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3" table:style-name="ce2">
            <text:p>23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4" table:style-name="ce2">
            <text:p>24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5" table:style-name="ce2">
            <text:p>25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5">
            <text:p>Identification and Authentication (Optional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6" table:style-name="ce2">
            <text:p>26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636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5">
            <text:p>Trusted Path/Channel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7" table:style-name="ce2">
            <text:p>27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5">
            <text:p>Communication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8" table:style-name="ce2">
            <text:p>28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5">
            <text:p>Communication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29" table:style-name="ce2">
            <text:p>29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5">
            <text:p>Cryptographic Protocol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30" table:style-name="ce2">
            <text:p>30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5">
            <text:p>Cryptographic Protocol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5">
            <text:p>FMT_MOF - Al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5">
            <text:p>Cryptographic Protocol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32" table:style-name="ce2">
            <text:p>32</text:p>
          </table:table-cell>
          <table:table-cell office:value-type="string" table:style-name="ce5">
            <text:p>AVA_VA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5">
            <text:p>Cryptographic Protocols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33" table:style-name="ce2">
            <text:p>33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5">
            <text:p>TOE Overview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34" table:style-name="ce2">
            <text:p>34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5">
            <text:p>TOE Overview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35" table:style-name="ce2">
            <text:p>35</text:p>
          </table:table-cell>
          <table:table-cell office:value-type="string" table:style-name="ce5">
            <text:p>AVA_VA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Duplicate of 18</text:p>
          </table:table-cell>
          <table:table-cell office:value-type="float" office:value="36" table:style-name="ce2">
            <text:p>36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5">
            <text:p>Security Management</text:p>
          </table:table-cell>
          <table:table-cell office:value-type="string" table:style-name="ce25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37" table:style-name="ce2">
            <text:p>37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38" table:style-name="ce2">
            <text:p>38</text:p>
          </table:table-cell>
          <table:table-cell office:value-type="string" table:style-name="ce5">
            <text:p>FIA_UIA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5">
            <text:p>Cryptographic Operations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39" table:style-name="ce2">
            <text:p>39</text:p>
          </table:table-cell>
          <table:table-cell office:value-type="string" table:style-name="ce5">
            <text:p>FIA_UIA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5">
            <text:p>SFR Intro</text:p>
          </table:table-cell>
          <table:table-cell office:value-type="string" table:style-name="ce25">
            <text:p>TB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style-name="ce1"/>
          <table:table-cell office:value-type="float" office:value="40" table:style-name="ce2">
            <text:p>40</text:p>
          </table:table-cell>
          <table:table-cell office:value-type="string" table:style-name="ce5">
            <text:p>FIA_UIA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5">
            <text:p>SPD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41" table:style-name="ce2">
            <text:p>41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5">
            <text:p>SPD/Cryptographic Key Management</text:p>
          </table:table-cell>
          <table:table-cell office:value-type="string" table:style-name="ce24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string" table:style-name="ce5">
            <text:p>FCS_COP/DataEncryptio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5">
            <text:p>SFR Architecture</text:p>
          </table:table-cell>
          <table:table-cell office:value-type="string" table:style-name="ce25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43" table:style-name="ce2">
            <text:p>43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44" table:style-name="ce2">
            <text:p>44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5">
            <text:p>TOE Overview</text:p>
          </table:table-cell>
          <table:table-cell office:value-type="string" table:style-name="ce23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45" table:style-name="ce2">
            <text:p>45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46" table:style-name="ce2">
            <text:p>46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47" table:style-name="ce2">
            <text:p>47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5">
            <text:p>Security Audit</text:p>
          </table:table-cell>
          <table:table-cell office:value-type="string" table:style-name="ce24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48" table:style-name="ce2">
            <text:p>48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5">
            <text:p>Security Audit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49" table:style-name="ce2">
            <text:p>49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5">
            <text:p>Security Audit</text:p>
          </table:table-cell>
          <table:table-cell office:value-type="string" table:style-name="ce24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1" table:style-name="ce2">
            <text:p>51</text:p>
          </table:table-cell>
          <table:table-cell office:value-type="string" table:style-name="ce5">
            <text:p>FPT_TUD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5">
            <text:p>Protection of the TSF (Timestamps)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52" table:style-name="ce2">
            <text:p>52</text:p>
          </table:table-cell>
          <table:table-cell office:value-type="string" table:style-name="ce5">
            <text:p>AVA_VA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5">
            <text:p>Optional SFRs (Appendix A)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3" table:style-name="ce2">
            <text:p>53</text:p>
          </table:table-cell>
          <table:table-cell office:value-type="string" table:style-name="ce5">
            <text:p>AVA_VA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4" table:style-name="ce2">
            <text:p>54</text:p>
          </table:table-cell>
          <table:table-cell office:value-type="string" table:style-name="ce5">
            <text:p>FAU_GE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55" table:style-name="ce2">
            <text:p>55</text:p>
          </table:table-cell>
          <table:table-cell office:value-type="string" table:style-name="ce5">
            <text:p>FAU_GE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56" table:style-name="ce2">
            <text:p>56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57" table:style-name="ce2">
            <text:p>57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58" table:style-name="ce5">
            <text:p>58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59" table:style-name="ce5">
            <text:p>59</text:p>
          </table:table-cell>
          <table:table-cell office:value-type="string" table:style-name="ce5">
            <text:p>FCS_CKM.2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60" table:style-name="ce5">
            <text:p>60</text:p>
          </table:table-cell>
          <table:table-cell office:value-type="string" table:style-name="ce5">
            <text:p>FCS_CKM.4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1" table:style-name="ce5">
            <text:p>61</text:p>
          </table:table-cell>
          <table:table-cell office:value-type="string" table:style-name="ce5">
            <text:p>FCS_CKM.4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2" table:style-name="ce5">
            <text:p>62</text:p>
          </table:table-cell>
          <table:table-cell office:value-type="string" table:style-name="ce5">
            <text:p>FCS_CKM.4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4">
            <text:p>MJ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3" table:style-name="ce5">
            <text:p>63</text:p>
          </table:table-cell>
          <table:table-cell office:value-type="string" table:style-name="ce5">
            <text:p>FCS_RB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64" table:style-name="ce5">
            <text:p>64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5" table:style-name="ce5">
            <text:p>65</text:p>
          </table:table-cell>
          <table:table-cell office:value-type="string" table:style-name="ce5">
            <text:p>FMT_MOF - Al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5">
            <text:p>Trusted Path/Channels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6" table:style-name="ce5">
            <text:p>66</text:p>
          </table:table-cell>
          <table:table-cell office:value-type="string" table:style-name="ce5">
            <text:p>FMT_SMF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5">
            <text:p>Cryptographic Suppor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7" table:style-name="ce5">
            <text:p>67</text:p>
          </table:table-cell>
          <table:table-cell office:value-type="string" table:style-name="ce5">
            <text:p>FMT_SMF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5">
            <text:p>Distributed TOE Overview (Table 1)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8" table:style-name="ce5">
            <text:p>68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5">
            <text:p>Distributed TOE Overview (Table 1)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9" table:style-name="ce5">
            <text:p>69</text:p>
          </table:table-cell>
          <table:table-cell office:value-type="string" table:style-name="ce5">
            <text:p>FPT_TUD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5">
            <text:p>SFR Introduction</text:p>
          </table:table-cell>
          <table:table-cell office:value-type="string" table:style-name="ce23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70" table:style-name="ce5">
            <text:p>70</text:p>
          </table:table-cell>
          <table:table-cell office:value-type="string" table:style-name="ce5">
            <text:p>FPT_TUD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FPT_STM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5">
            <text:p>Security Management</text:p>
          </table:table-cell>
          <table:table-cell office:value-type="string" table:style-name="ce25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3" table:style-name="ce5">
            <text:p>73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5">
            <text:p>General Typo</text:p>
          </table:table-cell>
          <table:table-cell office:value-type="string" table:style-name="ce2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4" table:style-name="ce5">
            <text:p>74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5">
            <text:p>Distributed TOE Overview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75" table:style-name="ce5">
            <text:p>75</text:p>
          </table:table-cell>
          <table:table-cell office:value-type="string" table:style-name="ce5">
            <text:p>FTP_TRP/Admin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5">
            <text:p>Distributed TOE Overview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6" table:style-name="ce5">
            <text:p>76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FPT_ITT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FTP_TRP/Joi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5">
            <text:p>General Typo</text:p>
          </table:table-cell>
          <table:table-cell office:value-type="string" table:style-name="ce2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79" table:style-name="ce5">
            <text:p>79</text:p>
          </table:table-cell>
          <table:table-cell office:value-type="string" table:style-name="ce5">
            <text:p>FTP_TRP/Joi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0" table:style-name="ce5">
            <text:p>80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5">
            <text:p>Cryptographic Operations</text:p>
          </table:table-cell>
          <table:table-cell office:value-type="string" table:style-name="ce2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1" table:style-name="ce5">
            <text:p>81</text:p>
          </table:table-cell>
          <table:table-cell office:value-type="string" table:style-name="ce5">
            <text:p>FCS_HTTP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2" table:style-name="ce5">
            <text:p>82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5">
            <text:p>Protection of the TSF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3" table:style-name="ce5">
            <text:p>83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5">
            <text:p>Security Management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84" table:style-name="ce5">
            <text:p>84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5" table:style-name="ce5">
            <text:p>85</text:p>
          </table:table-cell>
          <table:table-cell office:value-type="string" table:style-name="ce5">
            <text:p>FCS_IPSEC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86" table:style-name="ce5">
            <text:p>86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7" table:style-name="ce5">
            <text:p>87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88" table:style-name="ce5">
            <text:p>88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 Comment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5">
            <text:p>Protection of the TSF (FPT_ITT)</text:p>
          </table:table-cell>
          <table:table-cell office:value-type="string" table:style-name="ce2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0" table:style-name="ce5">
            <text:p>90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1" table:style-name="ce5">
            <text:p>91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5">
            <text:p>TOE Overview</text:p>
          </table:table-cell>
          <table:table-cell office:value-type="string" table:style-name="ce24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2" table:style-name="ce5">
            <text:p>92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5">
            <text:p>Trusted Path/Channels</text:p>
          </table:table-cell>
          <table:table-cell office:value-type="string" table:style-name="ce2">
            <text:p>TB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3" table:style-name="ce5">
            <text:p>93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4" table:style-name="ce5">
            <text:p>94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5" table:style-name="ce5">
            <text:p>95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5">
            <text:p>SPD/Identification and Auth/TOE Access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96" table:style-name="ce5">
            <text:p>96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5">
            <text:p>SPD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97" table:style-name="ce5">
            <text:p>97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5">
            <text:p>SPD</text:p>
          </table:table-cell>
          <table:table-cell office:value-type="string" table:style-name="ce23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98" table:style-name="ce5">
            <text:p>98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99" table:style-name="ce5">
            <text:p>99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00" table:style-name="ce5">
            <text:p>100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01" table:style-name="ce5">
            <text:p>101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5">
            <text:p>Protection of the TSF (Timestamps)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02" table:style-name="ce5">
            <text:p>102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04" table:style-name="ce5">
            <text:p>104</text:p>
          </table:table-cell>
          <table:table-cell office:value-type="string" table:style-name="ce5">
            <text:p>FCS_TL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05" table:style-name="ce5">
            <text:p>105</text:p>
          </table:table-cell>
          <table:table-cell office:value-type="string" table:style-name="ce5">
            <text:p>Blank</text:p>
          </table:table-cell>
          <table:table-cell table:style-name="ce2"/>
          <table:table-cell office:value-type="string" table:style-name="ce5">
            <text:p>-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06" table:style-name="ce5">
            <text:p>106</text:p>
          </table:table-cell>
          <table:table-cell office:value-type="string" table:style-name="ce5">
            <text:p>FCS_CKM.1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5">
            <text:p>Security Management</text:p>
          </table:table-cell>
          <table:table-cell office:value-type="string" table:style-name="ce26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07" table:style-name="ce5">
            <text:p>107</text:p>
          </table:table-cell>
          <table:table-cell office:value-type="string" table:style-name="ce5">
            <text:p>FCS_CKM.2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 Changes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FCS_CKM.4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5">
            <text:p>TOE Access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09" table:style-name="ce5">
            <text:p>109</text:p>
          </table:table-cell>
          <table:table-cell office:value-type="string" table:style-name="ce5">
            <text:p>FCS_COP/DataEncryption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5">
            <text:p>TOE Access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0" table:style-name="ce5">
            <text:p>110</text:p>
          </table:table-cell>
          <table:table-cell office:value-type="string" table:style-name="ce5">
            <text:p>FCS_COP/Ha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1" table:style-name="ce5">
            <text:p>111</text:p>
          </table:table-cell>
          <table:table-cell office:value-type="string" table:style-name="ce5">
            <text:p>FCS_COP/Ha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2" table:style-name="ce5">
            <text:p>112</text:p>
          </table:table-cell>
          <table:table-cell office:value-type="string" table:style-name="ce5">
            <text:p>FCS_COP/Hash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3" table:style-name="ce5">
            <text:p>113</text:p>
          </table:table-cell>
          <table:table-cell office:value-type="string" table:style-name="ce5">
            <text:p>FCS_COP.1/KeyedHa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14" table:style-name="ce5">
            <text:p>114</text:p>
          </table:table-cell>
          <table:table-cell office:value-type="string" table:style-name="ce5">
            <text:p>FCS_COP.1/KeyedHa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5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15" table:style-name="ce5">
            <text:p>115</text:p>
          </table:table-cell>
          <table:table-cell office:value-type="string" table:style-name="ce5">
            <text:p>FCS_RBG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5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16" table:style-name="ce5">
            <text:p>116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5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Duplicate</text:p>
          </table:table-cell>
          <table:table-cell office:value-type="float" office:value="117" table:style-name="ce5">
            <text:p>117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5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8" table:style-name="ce5">
            <text:p>118</text:p>
          </table:table-cell>
          <table:table-cell office:value-type="string" table:style-name="ce5">
            <text:p>FIA_AFL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5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19" table:style-name="ce5">
            <text:p>119</text:p>
          </table:table-cell>
          <table:table-cell office:value-type="string" table:style-name="ce5">
            <text:p>FIA_PM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5">
            <text:p>Cryptographic Operations</text:p>
          </table:table-cell>
          <table:table-cell office:value-type="string" table:style-name="ce5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FIA_PM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5">
            <text:p>Cryptographic Operations</text:p>
          </table:table-cell>
          <table:table-cell office:value-type="string" table:style-name="ce5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1" table:style-name="ce5">
            <text:p>121</text:p>
          </table:table-cell>
          <table:table-cell office:value-type="string" table:style-name="ce5">
            <text:p>FIA_UIA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5">
            <text:p>Cryptographic Operations</text:p>
          </table:table-cell>
          <table:table-cell office:value-type="string" table:style-name="ce5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22" table:style-name="ce5">
            <text:p>122</text:p>
          </table:table-cell>
          <table:table-cell office:value-type="string" table:style-name="ce5">
            <text:p>FMT_MOF/ManualUpdate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2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23" table:style-name="ce5">
            <text:p>123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5">
            <text:p>MM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24" table:style-name="ce5">
            <text:p>124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5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5" table:style-name="ce5">
            <text:p>125</text:p>
          </table:table-cell>
          <table:table-cell office:value-type="string" table:style-name="ce5">
            <text:p>FPT_TUD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5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6" table:style-name="ce5">
            <text:p>126</text:p>
          </table:table-cell>
          <table:table-cell office:value-type="string" table:style-name="ce5">
            <text:p>FPT_STM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SS Comment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FTA - Al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8" table:style-name="ce5">
            <text:p>128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29" table:style-name="ce5">
            <text:p>129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30" table:style-name="ce5">
            <text:p>130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Duplicate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32" table:style-name="ce5">
            <text:p>132</text:p>
          </table:table-cell>
          <table:table-cell office:value-type="string" table:style-name="ce5">
            <text:p>FTA_SS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SS Comment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FTA_TAB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5">
            <text:p>Security Management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34" table:style-name="ce5">
            <text:p>134</text:p>
          </table:table-cell>
          <table:table-cell office:value-type="string" table:style-name="ce5">
            <text:p>FTP - All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35" table:style-name="ce5">
            <text:p>135</text:p>
          </table:table-cell>
          <table:table-cell office:value-type="string" table:style-name="ce5">
            <text:p>FTP_TRP/Admi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36" table:style-name="ce5">
            <text:p>136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5">
            <text:p>Security Management</text:p>
          </table:table-cell>
          <table:table-cell office:value-type="string" table:style-name="ce24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37" table:style-name="ce5">
            <text:p>137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5">
            <text:p>Protection of the TSF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38" table:style-name="ce5">
            <text:p>138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5">
            <text:p>Protection of the TSF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39" table:style-name="ce5">
            <text:p>139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5">
            <text:p>Protection of the TSF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0" table:style-name="ce5">
            <text:p>140</text:p>
          </table:table-cell>
          <table:table-cell office:value-type="string" table:style-name="ce5">
            <text:p>FMT_MOF/Service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5">
            <text:p>Protection of the TSF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41" table:style-name="ce5">
            <text:p>141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42" table:style-name="ce5">
            <text:p>142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5">
            <text:p>Protection of the TSF (Timestamps)</text:p>
          </table:table-cell>
          <table:table-cell office:value-type="string" table:style-name="ce24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3" table:style-name="ce5">
            <text:p>143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5">
            <text:p>TOE Access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4" table:style-name="ce5">
            <text:p>144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5">
            <text:p>Trusted Path/Channels</text:p>
          </table:table-cell>
          <table:table-cell office:value-type="string" table:style-name="ce2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5" table:style-name="ce5">
            <text:p>145</text:p>
          </table:table-cell>
          <table:table-cell office:value-type="string" table:style-name="ce5">
            <text:p>FMT_MTD/CryptoKey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5">
            <text:p>Trusted Path/Channels</text:p>
          </table:table-cell>
          <table:table-cell office:value-type="string" table:style-name="ce2">
            <text:p>TB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46" table:style-name="ce5">
            <text:p>146</text:p>
          </table:table-cell>
          <table:table-cell office:value-type="string" table:style-name="ce5">
            <text:p>FTP_TRP/Join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5">
            <text:p>Guidance Documentation</text:p>
          </table:table-cell>
          <table:table-cell office:value-type="string" table:style-name="ce24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7" table:style-name="ce5">
            <text:p>147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8" table:style-name="ce5">
            <text:p>148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5">
            <text:p>Security Audit (Optional)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49" table:style-name="ce5">
            <text:p>149</text:p>
          </table:table-cell>
          <table:table-cell office:value-type="string" table:style-name="ce5">
            <text:p>FCS_HTTPS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5">
            <text:p>Identification and Authentication (Optional)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0" table:style-name="ce5">
            <text:p>150</text:p>
          </table:table-cell>
          <table:table-cell office:value-type="string" table:style-name="ce5">
            <text:p>FCS_HTTPS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5">
            <text:p>Identification and Authentication (Optional)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51" table:style-name="ce5">
            <text:p>151</text:p>
          </table:table-cell>
          <table:table-cell office:value-type="string" table:style-name="ce5">
            <text:p>FPT_ITT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5">
            <text:p>Identification and Authentication (Optional)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2" table:style-name="ce5">
            <text:p>152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5">
            <text:p>Identification and Authentication (Optional)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SS Comment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5">
            <text:p>Protection of the TSF (FPT_ITT)</text:p>
          </table:table-cell>
          <table:table-cell office:value-type="string" table:style-name="ce25">
            <text:p>M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54" table:style-name="ce5">
            <text:p>154</text:p>
          </table:table-cell>
          <table:table-cell office:value-type="string" table:style-name="ce5">
            <text:p>FPT_TST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5">
            <text:p>Trusted Path/Channels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5" table:style-name="ce5">
            <text:p>155</text:p>
          </table:table-cell>
          <table:table-cell office:value-type="string" table:style-name="ce5">
            <text:p>FMT_MOF/AutoUpdate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3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5">
            <text:p>Communications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6" table:style-name="ce5">
            <text:p>156</text:p>
          </table:table-cell>
          <table:table-cell office:value-type="string" table:style-name="ce5">
            <text:p>AGD_OPE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5">
            <text:p>Communications</text:p>
          </table:table-cell>
          <table:table-cell office:value-type="string" table:style-name="ce25">
            <text:p>TB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7" table:style-name="ce5">
            <text:p>157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2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8" table:style-name="ce5">
            <text:p>158</text:p>
          </table:table-cell>
          <table:table-cell office:value-type="string" table:style-name="ce5">
            <text:p>FCS_SSH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59" table:style-name="ce5">
            <text:p>159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2" table:style-name="ce5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5">
            <text:p>Cryptographic Protocols (HTTP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60" table:style-name="ce5">
            <text:p>160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3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TSS Comment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62" table:style-name="ce5">
            <text:p>162</text:p>
          </table:table-cell>
          <table:table-cell office:value-type="string" table:style-name="ce5">
            <text:p>FCS_CKM.4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63" table:style-name="ce5">
            <text:p>163</text:p>
          </table:table-cell>
          <table:table-cell office:value-type="string" table:style-name="ce5">
            <text:p>FPT_TUD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64" table:style-name="ce5">
            <text:p>164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65" table:style-name="ce5">
            <text:p>165</text:p>
          </table:table-cell>
          <table:table-cell office:value-type="string" table:style-name="ce5">
            <text:p>FAU_STG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66" table:style-name="ce5">
            <text:p>166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67" table:style-name="ce5">
            <text:p>167</text:p>
          </table:table-cell>
          <table:table-cell office:value-type="string" table:style-name="ce5">
            <text:p>FIA_X509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5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TD37 and NIT?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FMT_MOF/Functions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69" table:style-name="ce5">
            <text:p>169</text:p>
          </table:table-cell>
          <table:table-cell office:value-type="string" table:style-name="ce5">
            <text:p>FPT_FLS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70" table:style-name="ce5">
            <text:p>170</text:p>
          </table:table-cell>
          <table:table-cell office:value-type="string" table:style-name="ce5">
            <text:p>FTP_TRP/Join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71" table:style-name="ce5">
            <text:p>171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72" table:style-name="ce5">
            <text:p>172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73" table:style-name="ce5">
            <text:p>173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74" table:style-name="ce5">
            <text:p>174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5">
            <text:p>AV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75" table:style-name="ce5">
            <text:p>175</text:p>
          </table:table-cell>
          <table:table-cell office:value-type="string" table:style-name="ce5">
            <text:p>FCO_CPC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76" table:style-name="ce5">
            <text:p>176</text:p>
          </table:table-cell>
          <table:table-cell office:value-type="string" table:style-name="ce21">
            <text:p>FCS_SSH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Duplicate</text:p>
          </table:table-cell>
          <table:table-cell office:value-type="float" office:value="177" table:style-name="ce5">
            <text:p>177</text:p>
          </table:table-cell>
          <table:table-cell office:value-type="string" table:style-name="ce21">
            <text:p>ADV_FSP</text:p>
          </table:table-cell>
          <table:table-cell table:style-name="ce1"/>
          <table:table-cell office:value-type="float" office:value="3" table:style-name="ce5">
            <text:p>3</text:p>
          </table:table-cell>
          <table:table-cell table:style-name="ce5"/>
          <table:table-cell table:style-name="ce1"/>
          <table:table-cell office:value-type="string" table:style-name="ce19">
            <text:p>cPP Row Labels</text:p>
          </table:table-cell>
          <table:table-cell office:value-type="string" table:style-name="ce1">
            <text:p>Count of Section</text:p>
          </table:table-cell>
          <table:table-cell table:style-name="ce1"/>
          <table:table-cell office:value-type="string" table:style-name="ce19">
            <text:p>SD Row Labels</text:p>
          </table:table-cell>
          <table:table-cell office:value-type="string" table:style-name="ce20">
            <text:p>Count of Section</text:p>
          </table:table-cell>
          <table:table-cell table:number-columns-repeated="16367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78" table:style-name="ce5">
            <text:p>178</text:p>
          </table:table-cell>
          <table:table-cell office:value-type="string" table:style-name="ce21">
            <text:p>ADV_FSP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5"/>
          <table:table-cell table:style-name="ce1"/>
          <table:table-cell office:value-type="string" table:style-name="ce3">
            <text:p>Communications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string" table:style-name="ce3">
            <text:p>ADV_FSP</text:p>
          </table:table-cell>
          <table:table-cell office:value-type="float" office:value="2" table:formula="of:=COUNTIF([.$H$7:.$H$192]; [.P184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79" table:style-name="ce5">
            <text:p>179</text:p>
          </table:table-cell>
          <table:table-cell office:value-type="string" table:style-name="ce21">
            <text:p>AVA_VAN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5"/>
          <table:table-cell table:style-name="ce1"/>
          <table:table-cell office:value-type="string" table:style-name="ce3">
            <text:p>Cryptographic Key Management</text:p>
          </table:table-cell>
          <table:table-cell office:value-type="float" office:value="11" table:style-name="ce18">
            <text:p>11</text:p>
          </table:table-cell>
          <table:table-cell table:style-name="ce1"/>
          <table:table-cell office:value-type="string" table:style-name="ce3">
            <text:p>AGD_OPE</text:p>
          </table:table-cell>
          <table:table-cell office:value-type="float" office:value="1" table:formula="of:=COUNTIF([.$H$7:.$H$192]; [.P185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80" table:style-name="ce5">
            <text:p>180</text:p>
          </table:table-cell>
          <table:table-cell office:value-type="string" table:style-name="ce21">
            <text:p>Distributed TOE Equivalency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5"/>
          <table:table-cell table:style-name="ce1"/>
          <table:table-cell office:value-type="string" table:style-name="ce3">
            <text:p>Cryptographic Operations</text:p>
          </table:table-cell>
          <table:table-cell office:value-type="float" office:value="5" table:style-name="ce18">
            <text:p>5</text:p>
          </table:table-cell>
          <table:table-cell table:style-name="ce1"/>
          <table:table-cell office:value-type="string" table:style-name="ce3">
            <text:p>AVA_VAN</text:p>
          </table:table-cell>
          <table:table-cell office:value-type="float" office:value="5" table:formula="of:=COUNTIF([.$H$7:.$H$192]; [.P186])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1" table:style-name="ce5">
            <text:p>181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Cryptographic Protocols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string" table:style-name="ce3">
            <text:p>Blank</text:p>
          </table:table-cell>
          <table:table-cell office:value-type="float" office:value="1" table:formula="of:=COUNTIF([.$H$7:.$H$192]; [.P187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2" table:style-name="ce5">
            <text:p>182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Cryptographic Support</text:p>
          </table:table-cell>
          <table:table-cell office:value-type="float" office:value="3" table:style-name="ce18">
            <text:p>3</text:p>
          </table:table-cell>
          <table:table-cell table:style-name="ce1"/>
          <table:table-cell office:value-type="string" table:style-name="ce3">
            <text:p>Distributed TOE Equivalency</text:p>
          </table:table-cell>
          <table:table-cell office:value-type="float" office:value="1" table:formula="of:=COUNTIF([.$H$7:.$H$192]; [.P188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3" table:style-name="ce5">
            <text:p>183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Cryptographic Support (RBG)</text:p>
          </table:table-cell>
          <table:table-cell office:value-type="float" office:value="6" table:style-name="ce18">
            <text:p>6</text:p>
          </table:table-cell>
          <table:table-cell table:style-name="ce1"/>
          <table:table-cell office:value-type="string" table:style-name="ce3">
            <text:p>FAU_GEN</text:p>
          </table:table-cell>
          <table:table-cell office:value-type="float" office:value="3" table:formula="of:=COUNTIF([.$H$7:.$H$192]; [.P189])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184" table:style-name="ce5">
            <text:p>184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Distributed TOE Overview</text:p>
          </table:table-cell>
          <table:table-cell office:value-type="float" office:value="2" table:style-name="ce18">
            <text:p>2</text:p>
          </table:table-cell>
          <table:table-cell table:style-name="ce1"/>
          <table:table-cell office:value-type="string" table:style-name="ce3">
            <text:p>FAU_STG</text:p>
          </table:table-cell>
          <table:table-cell office:value-type="float" office:value="11" table:formula="of:=COUNTIF([.$H$7:.$H$192]; [.P190])" table:style-name="ce1">
            <text:p>11</text:p>
          </table:table-cell>
          <table:table-cell table:number-columns-repeated="16367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5" table:style-name="ce5">
            <text:p>185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Distributed TOE Overview (Table 1)</text:p>
          </table:table-cell>
          <table:table-cell office:value-type="float" office:value="2" table:style-name="ce18">
            <text:p>2</text:p>
          </table:table-cell>
          <table:table-cell table:style-name="ce1"/>
          <table:table-cell office:value-type="string" table:style-name="ce3">
            <text:p>FCO_CPC</text:p>
          </table:table-cell>
          <table:table-cell office:value-type="float" office:value="11" table:formula="of:=COUNTIF([.$H$7:.$H$192]; [.P191])" table:style-name="ce1">
            <text:p>11</text:p>
          </table:table-cell>
          <table:table-cell table:number-columns-repeated="16367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186" table:style-name="ce5">
            <text:p>186</text:p>
          </table:table-cell>
          <table:table-cell office:value-type="string" table:style-name="ce5">
            <text:p>FCS_TL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General Typo</text:p>
          </table:table-cell>
          <table:table-cell office:value-type="float" office:value="2" table:style-name="ce18">
            <text:p>2</text:p>
          </table:table-cell>
          <table:table-cell table:style-name="ce1"/>
          <table:table-cell office:value-type="string" table:style-name="ce3">
            <text:p>FCS_CKM.1</text:p>
          </table:table-cell>
          <table:table-cell office:value-type="float" office:value="1" table:formula="of:=COUNTIF([.$H$7:.$H$192]; [.P192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office:value-type="string" table:style-name="ce3">
            <text:p>Guidance Documentation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CS_CKM.2</text:p>
          </table:table-cell>
          <table:table-cell office:value-type="float" office:value="2" table:formula="of:=COUNTIF([.$H$7:.$H$192]; [.P193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string" table:style-name="ce10">
            <text:p>Total of '1'</text:p>
          </table:table-cell>
          <table:table-cell office:value-type="float" office:value="21" table:formula="of:=COUNTIF([.J$7:.J$192]; 1)" table:style-name="ce9">
            <text:p>21</text:p>
          </table:table-cell>
          <table:table-cell office:value-type="float" office:value="6" table:formula="of:=COUNTIF([.K$7:.K$192]; 1)" table:style-name="ce11">
            <text:p>6</text:p>
          </table:table-cell>
          <table:table-cell table:style-name="ce1"/>
          <table:table-cell office:value-type="string" table:style-name="ce3">
            <text:p>Identification and Authentication</text:p>
          </table:table-cell>
          <table:table-cell office:value-type="float" office:value="30" table:style-name="ce18">
            <text:p>30</text:p>
          </table:table-cell>
          <table:table-cell table:style-name="ce1"/>
          <table:table-cell office:value-type="string" table:style-name="ce3">
            <text:p>FCS_CKM.4</text:p>
          </table:table-cell>
          <table:table-cell office:value-type="float" office:value="5" table:formula="of:=COUNTIF([.$H$7:.$H$192]; [.P194])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string" table:style-name="ce12">
            <text:p>Total of '2'</text:p>
          </table:table-cell>
          <table:table-cell office:value-type="float" office:value="100" table:formula="of:=COUNTIF([.J$7:.J$192]; 2)" table:style-name="ce13">
            <text:p>100</text:p>
          </table:table-cell>
          <table:table-cell office:value-type="float" office:value="84" table:formula="of:=COUNTIF([.K$7:.K$192]; 2)" table:style-name="ce14">
            <text:p>84</text:p>
          </table:table-cell>
          <table:table-cell table:style-name="ce1"/>
          <table:table-cell office:value-type="string" table:style-name="ce3">
            <text:p>Identification and Authentication (Extended Defintion)</text:p>
          </table:table-cell>
          <table:table-cell office:value-type="float" office:value="3" table:style-name="ce18">
            <text:p>3</text:p>
          </table:table-cell>
          <table:table-cell table:style-name="ce1"/>
          <table:table-cell office:value-type="string" table:style-name="ce3">
            <text:p>FCS_COP.1/KeyedHash</text:p>
          </table:table-cell>
          <table:table-cell office:value-type="float" office:value="2" table:formula="of:=COUNTIF([.$H$7:.$H$192]; [.P195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5">
            <text:p>T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string" table:style-name="ce12">
            <text:p>Total of '3'</text:p>
          </table:table-cell>
          <table:table-cell office:value-type="float" office:value="64" table:formula="of:=COUNTIF([.J$7:.J$192]; 3)" table:style-name="ce13">
            <text:p>64</text:p>
          </table:table-cell>
          <table:table-cell office:value-type="float" office:value="75" table:formula="of:=COUNTIF([.K$7:.K192]; 3)" table:style-name="ce14">
            <text:p>75</text:p>
          </table:table-cell>
          <table:table-cell table:style-name="ce1"/>
          <table:table-cell office:value-type="string" table:style-name="ce3">
            <text:p>Identification and Authentication (Optional)</text:p>
          </table:table-cell>
          <table:table-cell office:value-type="float" office:value="5" table:style-name="ce18">
            <text:p>5</text:p>
          </table:table-cell>
          <table:table-cell table:style-name="ce1"/>
          <table:table-cell office:value-type="string" table:style-name="ce3">
            <text:p>FCS_COP/DataEncryption</text:p>
          </table:table-cell>
          <table:table-cell office:value-type="float" office:value="2" table:formula="of:=COUNTIF([.$H$7:.$H$192]; [.P196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table:style-name="ce15">
            <text:p>Check total</text:p>
          </table:table-cell>
          <table:table-cell office:value-type="float" office:value="185" table:formula="of:=SUM([.J194:.J196])" table:style-name="ce16">
            <text:p>185</text:p>
          </table:table-cell>
          <table:table-cell office:value-type="float" office:value="165" table:formula="of:=SUM([.K194:.K196])" table:style-name="ce17">
            <text:p>165</text:p>
          </table:table-cell>
          <table:table-cell table:style-name="ce1"/>
          <table:table-cell office:value-type="string" table:style-name="ce3">
            <text:p>Introduction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CS_COP/Hash</text:p>
          </table:table-cell>
          <table:table-cell office:value-type="float" office:value="3" table:formula="of:=COUNTIF([.$H$7:.$H$192]; [.P197])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Duplicate of 150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3">
            <text:p>Optional SFRs (Appendix A)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CS_HTTPS</text:p>
          </table:table-cell>
          <table:table-cell office:value-type="float" office:value="3" table:formula="of:=COUNTIF([.$H$7:.$H$192]; [.P198])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5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TSS Comment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3">
            <text:p>Protection of the TSF</text:p>
          </table:table-cell>
          <table:table-cell office:value-type="float" office:value="7" table:style-name="ce18">
            <text:p>7</text:p>
          </table:table-cell>
          <table:table-cell table:style-name="ce1"/>
          <table:table-cell office:value-type="string" table:style-name="ce3">
            <text:p>FCS_IPSEC</text:p>
          </table:table-cell>
          <table:table-cell office:value-type="float" office:value="7" table:formula="of:=COUNTIF([.$H$7:.$H$192]; [.P199])" table:style-name="ce1">
            <text:p>7</text:p>
          </table:table-cell>
          <table:table-cell table:number-columns-repeated="16367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Extended Definition Update?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3">
            <text:p>Protection of the TSF (FPT_ITT)</text:p>
          </table:table-cell>
          <table:table-cell office:value-type="float" office:value="2" table:style-name="ce18">
            <text:p>2</text:p>
          </table:table-cell>
          <table:table-cell table:style-name="ce1"/>
          <table:table-cell office:value-type="string" table:style-name="ce3">
            <text:p>FCS_RBG</text:p>
          </table:table-cell>
          <table:table-cell office:value-type="float" office:value="2" table:formula="of:=COUNTIF([.$H$7:.$H$192]; [.P200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Extended Definition Update?</text:p>
          </table:table-cell>
          <table:table-cell table:number-columns-repeated="2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Protection of the TSF (Timestamps)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string" table:style-name="ce3">
            <text:p>FCS_SSH</text:p>
          </table:table-cell>
          <table:table-cell office:value-type="float" office:value="14" table:formula="of:=COUNTIF([.$H$7:.$H$192]; [.P201])" table:style-name="ce1">
            <text:p>14</text:p>
          </table:table-cell>
          <table:table-cell table:number-columns-repeated="16367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Protection of the TSF (TUD)</text:p>
          </table:table-cell>
          <table:table-cell office:value-type="float" office:value="7" table:style-name="ce18">
            <text:p>7</text:p>
          </table:table-cell>
          <table:table-cell table:style-name="ce1"/>
          <table:table-cell office:value-type="string" table:style-name="ce3">
            <text:p>FCS_TLS</text:p>
          </table:table-cell>
          <table:table-cell office:value-type="float" office:value="33" table:formula="of:=COUNTIF([.$H$7:.$H$192]; [.P202])" table:style-name="ce1">
            <text:p>33</text:p>
          </table:table-cell>
          <table:table-cell table:number-columns-repeated="16367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ecurity Audit</text:p>
          </table:table-cell>
          <table:table-cell office:value-type="float" office:value="13" table:style-name="ce18">
            <text:p>13</text:p>
          </table:table-cell>
          <table:table-cell table:style-name="ce1"/>
          <table:table-cell office:value-type="string" table:style-name="ce3">
            <text:p>FIA_AFL</text:p>
          </table:table-cell>
          <table:table-cell office:value-type="float" office:value="7" table:formula="of:=COUNTIF([.$H$7:.$H$192]; [.P203])" table:style-name="ce1">
            <text:p>7</text:p>
          </table:table-cell>
          <table:table-cell table:number-columns-repeated="16367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5">
            <text:p>Security Audi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ecurity Audit (Optional)</text:p>
          </table:table-cell>
          <table:table-cell office:value-type="float" office:value="6" table:style-name="ce18">
            <text:p>6</text:p>
          </table:table-cell>
          <table:table-cell table:style-name="ce1"/>
          <table:table-cell office:value-type="string" table:style-name="ce3">
            <text:p>FIA_PMG</text:p>
          </table:table-cell>
          <table:table-cell office:value-type="float" office:value="2" table:formula="of:=COUNTIF([.$H$7:.$H$192]; [.P204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5">
            <text:p>MM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ecurity Management</text:p>
          </table:table-cell>
          <table:table-cell office:value-type="float" office:value="13" table:style-name="ce18">
            <text:p>13</text:p>
          </table:table-cell>
          <table:table-cell table:style-name="ce1"/>
          <table:table-cell office:value-type="string" table:style-name="ce3">
            <text:p>FIA_UIA</text:p>
          </table:table-cell>
          <table:table-cell office:value-type="float" office:value="4" table:formula="of:=COUNTIF([.$H$7:.$H$192]; [.P205])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5">
            <text:p>Security Management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FR Architecture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IA_X509</text:p>
          </table:table-cell>
          <table:table-cell office:value-type="float" office:value="11" table:formula="of:=COUNTIF([.$H$7:.$H$192]; [.P206])" table:style-name="ce1">
            <text:p>11</text:p>
          </table:table-cell>
          <table:table-cell table:number-columns-repeated="16367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FR Intro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MT_MOF - All</text:p>
          </table:table-cell>
          <table:table-cell office:value-type="float" office:value="2" table:formula="of:=COUNTIF([.$H$7:.$H$192]; [.P207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FR Introduction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MT_MOF/AutoUpdate</text:p>
          </table:table-cell>
          <table:table-cell office:value-type="float" office:value="2" table:formula="of:=COUNTIF([.$H$7:.$H$192]; [.P208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5">
            <text:p>Protection of the TSF (Timestamps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PD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string" table:style-name="ce3">
            <text:p>FMT_MOF/Functions</text:p>
          </table:table-cell>
          <table:table-cell office:value-type="float" office:value="8" table:formula="of:=COUNTIF([.$H$7:.$H$192]; [.P209])" table:style-name="ce1">
            <text:p>8</text:p>
          </table:table-cell>
          <table:table-cell table:number-columns-repeated="16367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5">
            <text:p>Cryptographic Protocols (SSH)</text:p>
          </table:table-cell>
          <table:table-cell office:value-type="string" table:style-name="ce2">
            <text:p>A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PD/Cryptographic Key Management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MT_MOF/ManualUpdate</text:p>
          </table:table-cell>
          <table:table-cell office:value-type="float" office:value="1" table:formula="of:=COUNTIF([.$H$7:.$H$192]; [.P210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5">
            <text:p>Cryptographic Protocols (TLS)</text:p>
          </table:table-cell>
          <table:table-cell office:value-type="string" table:style-name="ce2">
            <text:p>TW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SPD/Identification and Auth/TOE Access</text:p>
          </table:table-cell>
          <table:table-cell office:value-type="float" office:value="1" table:style-name="ce18">
            <text:p>1</text:p>
          </table:table-cell>
          <table:table-cell table:style-name="ce1"/>
          <table:table-cell office:value-type="string" table:style-name="ce3">
            <text:p>FMT_MOF/Services</text:p>
          </table:table-cell>
          <table:table-cell office:value-type="float" office:value="2" table:formula="of:=COUNTIF([.$H$7:.$H$192]; [.P211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5">
            <text:p>Cryptographic Protocols (IPSEC)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TOE Access</text:p>
          </table:table-cell>
          <table:table-cell office:value-type="float" office:value="3" table:style-name="ce18">
            <text:p>3</text:p>
          </table:table-cell>
          <table:table-cell table:style-name="ce1"/>
          <table:table-cell office:value-type="string" table:style-name="ce3">
            <text:p>FMT_MTD/CryptoKeys</text:p>
          </table:table-cell>
          <table:table-cell office:value-type="float" office:value="1" table:formula="of:=COUNTIF([.$H$7:.$H$192]; [.P212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TOE Overview</text:p>
          </table:table-cell>
          <table:table-cell office:value-type="float" office:value="4" table:style-name="ce18">
            <text:p>4</text:p>
          </table:table-cell>
          <table:table-cell table:style-name="ce1"/>
          <table:table-cell office:value-type="string" table:style-name="ce3">
            <text:p>FMT_SMF</text:p>
          </table:table-cell>
          <table:table-cell office:value-type="float" office:value="2" table:formula="of:=COUNTIF([.$H$7:.$H$192]; [.P213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5">
            <text:p>Protection of the TSF (TUD)</text:p>
          </table:table-cell>
          <table:table-cell office:value-type="string" table:style-name="ce23">
            <text:p>MV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Trusted Path/Channels</text:p>
          </table:table-cell>
          <table:table-cell office:value-type="float" office:value="6" table:style-name="ce18">
            <text:p>6</text:p>
          </table:table-cell>
          <table:table-cell table:style-name="ce1"/>
          <table:table-cell office:value-type="string" table:style-name="ce3">
            <text:p>FPT_FLS</text:p>
          </table:table-cell>
          <table:table-cell office:value-type="float" office:value="3" table:formula="of:=COUNTIF([.$H$7:.$H$192]; [.P214])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Cryptographic Protocols (HTTPS)</text:p>
          </table:table-cell>
          <table:table-cell office:value-type="float" office:value="6" table:style-name="ce18">
            <text:p>6</text:p>
          </table:table-cell>
          <table:table-cell table:style-name="ce1"/>
          <table:table-cell office:value-type="string" table:style-name="ce3">
            <text:p>FPT_ITT</text:p>
          </table:table-cell>
          <table:table-cell office:value-type="float" office:value="2" table:formula="of:=COUNTIF([.$H$7:.$H$192]; [.P215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Cryptographic Protocols (IPSEC)</text:p>
          </table:table-cell>
          <table:table-cell office:value-type="float" office:value="13" table:style-name="ce18">
            <text:p>13</text:p>
          </table:table-cell>
          <table:table-cell table:style-name="ce1"/>
          <table:table-cell office:value-type="string" table:style-name="ce3">
            <text:p>FPT_STM</text:p>
          </table:table-cell>
          <table:table-cell office:value-type="float" office:value="2" table:formula="of:=COUNTIF([.$H$7:.$H$192]; [.P216])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5">
            <text:p>Identification and Authentication (Extended Defintion)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Cryptographic Protocols (SSH)</text:p>
          </table:table-cell>
          <table:table-cell office:value-type="float" office:value="14" table:style-name="ce18">
            <text:p>14</text:p>
          </table:table-cell>
          <table:table-cell table:style-name="ce1"/>
          <table:table-cell office:value-type="string" table:style-name="ce3">
            <text:p>FPT_TST</text:p>
          </table:table-cell>
          <table:table-cell office:value-type="float" office:value="6" table:formula="of:=COUNTIF([.$H$7:.$H$192]; [.P217])" table:style-name="ce1">
            <text:p>6</text:p>
          </table:table-cell>
          <table:table-cell table:number-columns-repeated="16367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5">
            <text:p>Identification and Authentication (Extended Defintion)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Cryptographic Protocols (TLS)</text:p>
          </table:table-cell>
          <table:table-cell office:value-type="float" office:value="30" table:style-name="ce18">
            <text:p>30</text:p>
          </table:table-cell>
          <table:table-cell table:style-name="ce1"/>
          <table:table-cell office:value-type="string" table:style-name="ce3">
            <text:p>FPT_TUD</text:p>
          </table:table-cell>
          <table:table-cell office:value-type="float" office:value="5" table:formula="of:=COUNTIF([.$H$7:.$H$192]; [.P218])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5">
            <text:p>Identification and Authentication (Extended Defintion)</text:p>
          </table:table-cell>
          <table:table-cell office:value-type="string" table:style-name="ce24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style-name="ce1"/>
          <table:table-cell office:value-type="string" table:style-name="ce3">
            <text:p>Grand Total</text:p>
          </table:table-cell>
          <table:table-cell office:value-type="float" office:value="217" table:style-name="ce18">
            <text:p>217</text:p>
          </table:table-cell>
          <table:table-cell table:style-name="ce1"/>
          <table:table-cell office:value-type="string" table:style-name="ce3">
            <text:p>FTA - All</text:p>
          </table:table-cell>
          <table:table-cell office:value-type="float" office:value="1" table:formula="of:=COUNTIF([.$H$7:.$H$192]; [.P219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5">
            <text:p>Security Audit</text:p>
          </table:table-cell>
          <table:table-cell office:value-type="string" table:style-name="ce24">
            <text:p>MV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FTA_SSL</text:p>
          </table:table-cell>
          <table:table-cell office:value-type="float" office:value="8" table:formula="of:=COUNTIF([.$H$7:.$H$192]; [.P220])" table:style-name="ce1">
            <text:p>8</text:p>
          </table:table-cell>
          <table:table-cell table:number-columns-repeated="16367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5">
            <text:p>Cryptographic Key Management</text:p>
          </table:table-cell>
          <table:table-cell office:value-type="string" table:style-name="ce2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FTA_TAB</text:p>
          </table:table-cell>
          <table:table-cell office:value-type="float" office:value="1" table:formula="of:=COUNTIF([.$H$7:.$H$192]; [.P221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5">
            <text:p>Cryptographic Support (RBG)</text:p>
          </table:table-cell>
          <table:table-cell office:value-type="string" table:style-name="ce2">
            <text:p>M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FTP - All</text:p>
          </table:table-cell>
          <table:table-cell office:value-type="float" office:value="1" table:formula="of:=COUNTIF([.$H$7:.$H$192]; [.P222])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5">
            <text:p>Identification and Authentication</text:p>
          </table:table-cell>
          <table:table-cell office:value-type="string" table:style-name="ce23">
            <text:p>MJ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FTP_TRP/Admin</text:p>
          </table:table-cell>
          <table:table-cell office:value-type="float" office:value="2" table:formula="of:=COUNTIF([.$H$7:.$H$192]; [.P223])" table:style-name="ce1">
            <text:p>2</text:p>
          </table:table-cell>
          <table:table-cell table:number-columns-repeated="16367"/>
        </table:table-row>
        <table:table-row table:style-name="ro1">
          <table:table-cell table:number-columns-repeated="2" table:style-name="ce5"/>
          <table:table-cell table:style-name="ce2"/>
          <table:table-cell table:style-name="ce5"/>
          <table:table-cell table:style-name="ce2"/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FTP_TRP/Join</text:p>
          </table:table-cell>
          <table:table-cell office:value-type="float" office:value="4" table:formula="of:=COUNTIF([.$H$7:.$H$192]; [.P224])" table:style-name="ce1">
            <text:p>4</text:p>
          </table:table-cell>
          <table:table-cell table:number-columns-repeated="16367"/>
        </table:table-row>
        <table:table-row table:style-name="ro1">
          <table:table-cell table:number-columns-repeated="2" table:style-name="ce5"/>
          <table:table-cell office:value-type="string" table:style-name="ce10">
            <text:p>Total of '1'</text:p>
          </table:table-cell>
          <table:table-cell office:value-type="float" office:value="19" table:formula="of:=COUNTIF([.D$7:.D$223]; 1)" table:style-name="ce9">
            <text:p>19</text:p>
          </table:table-cell>
          <table:table-cell office:value-type="float" office:value="12" table:formula="of:=COUNTIF([.E$7:.E$223]; 1)" table:style-name="ce11">
            <text:p>12</text:p>
          </table:table-cell>
          <table:table-cell table:number-columns-repeated="3" table:style-name="ce1"/>
          <table:table-cell table:style-name="ce3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style-name="ce1"/>
          <table:table-cell office:value-type="string" table:style-name="ce3">
            <text:p>Grand Total</text:p>
          </table:table-cell>
          <table:table-cell office:value-type="float" office:value="186" table:formula="of:=SUM([.Q184:.Q224])" table:style-name="ce22">
            <text:p>186</text:p>
          </table:table-cell>
          <table:table-cell table:number-columns-repeated="16367"/>
        </table:table-row>
        <table:table-row table:style-name="ro1">
          <table:table-cell table:number-columns-repeated="2" table:style-name="ce5"/>
          <table:table-cell office:value-type="string" table:style-name="ce12">
            <text:p>Total of '2'</text:p>
          </table:table-cell>
          <table:table-cell office:value-type="float" office:value="121" table:formula="of:=COUNTIF([.D$7:.D$223]; 2)" table:style-name="ce13">
            <text:p>121</text:p>
          </table:table-cell>
          <table:table-cell office:value-type="float" office:value="102" table:formula="of:=COUNTIF([.E$7:.E$223]; 2)" table:style-name="ce14">
            <text:p>102</text:p>
          </table:table-cell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office:value-type="string" table:style-name="ce12">
            <text:p>Total of '3'</text:p>
          </table:table-cell>
          <table:table-cell office:value-type="float" office:value="77" table:formula="of:=COUNTIF([.D$7:.D$223]; 3)" table:style-name="ce13">
            <text:p>77</text:p>
          </table:table-cell>
          <table:table-cell office:value-type="float" office:value="102" table:formula="of:=COUNTIF([.E$7:.E$223]; 3)" table:style-name="ce14">
            <text:p>102</text:p>
          </table:table-cell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office:value-type="string" table:style-name="ce15">
            <text:p>Check total</text:p>
          </table:table-cell>
          <table:table-cell office:value-type="float" office:value="217" table:formula="of:=SUM([.D225:.D227])" table:style-name="ce16">
            <text:p>217</text:p>
          </table:table-cell>
          <table:table-cell office:value-type="float" office:value="216" table:formula="of:=SUM([.E225:.E227])" table:style-name="ce17">
            <text:p>216</text:p>
          </table:table-cell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3" table:style-name="ce5"/>
          <table:table-cell table:style-name="ce2"/>
          <table:table-cell table:number-columns-repeated="3" table:style-name="ce1"/>
          <table:table-cell table:style-name="ce2"/>
          <table:table-cell table:style-name="ce5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7"/>
        </table:table-row>
        <table:table-row table:number-rows-repeated="104834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-pilot-tables>
        <table:data-pilot-table table:name="PivotTable4" table:target-range-address="Sheet1.M183:Sheet1.N219" table:show-filter-button="false" table:buttons="Sheet1.M183">
          <table:source-cell-range table:cell-range-address="Sheet1.B6:Sheet1.B223"/>
          <table:data-pilot-field table:source-field-name="Sec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c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5" table:target-range-address="Sheet1.P183:Sheet1.P225" table:show-filter-button="false" table:buttons="Sheet1.P183">
          <table:source-cell-range table:cell-range-address="Sheet1.H6:Sheet1.H192"/>
          <table:data-pilot-field table:source-field-name="Section 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24</meta:generator>
    <meta:initial-creator>Milford</meta:initial-creator>
    <dc:creator>X</dc:creator>
    <meta:creation-date>2014-09-25T08:26:49Z</meta:creation-date>
    <dc:date>2016-11-07T09:29:53Z</dc:date>
    <meta:user-defined meta:name="sflag">1411990752</meta:user-defined>
  </office:meta>
</office:document-meta>
</file>